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text-indent="0.064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List_20_Paragraph">
      <style:paragraph-properties fo:margin-left="1.27cm" fo:margin-right="0cm" fo:text-indent="0cm"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ist_20_Paragraph">
      <style:paragraph-properties fo:margin-left="2.54cm" fo:margin-right="0cm" fo:text-indent="0cm" style:auto-text-indent="false"/>
      <style:text-properties fo:font-size="11pt" fo:font-weight="normal" style:font-size-asian="11pt" style:font-weight-asian="normal" style:font-size-complex="11pt" style:font-weight-complex="normal"/>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2.54cm" fo:margin-right="0cm" fo:text-indent="0.064cm" style:auto-text-indent="false"/>
    </style:style>
    <style:style style:name="P12" style:family="paragraph" style:parent-style-name="Standard">
      <style:paragraph-properties fo:margin-top="0cm" fo:margin-bottom="0.353cm" loext:contextual-spacing="false" fo:line-height="115%" fo:text-align="start" style:justify-single-word="false" fo:orphans="2" fo:widows="2" style:writing-mode="lr-tb"/>
    </style:style>
    <style:style style:name="P13"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style:font-weight-asian="bold" style:font-weight-complex="bold"/>
    </style:style>
    <style:style style:name="P14" style:family="paragraph" style:parent-style-name="List_20_Paragraph">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5" style:family="paragraph" style:parent-style-name="List_20_Paragraph">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WWNum1"/>
    <style:style style:name="P17" style:family="paragraph" style:parent-style-name="Standard" style:list-style-name="WWNum1">
      <style:text-properties officeooo:paragraph-rsid="001cda27"/>
    </style:style>
    <style:style style:name="P18" style:family="paragraph" style:parent-style-name="Heading_20_1" style:master-page-name="Standard">
      <style:paragraph-properties fo:margin-top="0.847cm" fo:margin-bottom="0cm" loext:contextual-spacing="false" style:page-number="auto"/>
    </style:style>
    <style:style style:name="P19" style:family="paragraph" style:parent-style-name="List_20_Paragraph" style:list-style-name="WWNum1"/>
    <style:style style:name="P20" style:family="paragraph" style:parent-style-name="List_20_Paragraph" style:list-style-name="WWNum1">
      <style:text-properties officeooo:paragraph-rsid="001cda27"/>
    </style:style>
    <style:style style:name="P21" style:family="paragraph" style:parent-style-name="List_20_Paragraph" style:list-style-name="WWNum1">
      <style:text-properties fo:font-size="11pt" fo:font-weight="normal" style:font-size-asian="11pt" style:font-weight-asian="normal" style:font-size-complex="11pt" style:font-weight-complex="normal"/>
    </style:style>
    <style:style style:name="P22" style:family="paragraph" style:parent-style-name="List_20_Paragraph" style:list-style-name="WWNum1">
      <style:text-properties fo:font-size="11pt" fo:font-weight="normal" officeooo:paragraph-rsid="001cda27" style:font-size-asian="11pt" style:font-weight-asian="normal" style:font-size-complex="11pt" style:font-weight-complex="normal"/>
    </style:style>
    <style:style style:name="P23" style:family="paragraph" style:parent-style-name="List_20_Paragraph" style:list-style-name="WWNum3"/>
    <style:style style:name="P24" style:family="paragraph" style:parent-style-name="List_20_Paragraph" style:list-style-name="WWNum4"/>
    <style:style style:name="P25" style:family="paragraph" style:parent-style-name="List_20_Paragraph" style:list-style-name="WWNum1">
      <style:paragraph-properties fo:margin-left="1.27cm" fo:margin-right="0cm" fo:text-indent="0cm" style:auto-text-indent="false"/>
    </style:style>
    <style:style style:name="P26" style:family="paragraph" style:parent-style-name="List_20_Paragraph" style:list-style-name="WWNum2">
      <style:paragraph-properties fo:margin-left="3.175cm" fo:margin-right="0cm" fo:text-indent="-0.635cm" style:auto-text-indent="false"/>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1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ssignments on variables expressions and statements</text:h>
      <text:list xml:id="list6657501216629554142" text:style-name="WWNum1">
        <text:list-item>
          <text:p text:style-name="P19">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list xml:id="list130043228714776" text:continue-numbering="true" text:style-name="WWNum1">
        <text:list-item>
          <text:p text:style-name="P19">take temperature from the user and convert foreign heat -&gt; Celsius.</text:p>
        </text:list-item>
        <text:list-item>
          <text:p text:style-name="P19">take temperature from the user and convert Celsius → foreign heat.</text:p>
        </text:list-item>
        <text:list-item>
          <text:p text:style-name="P19">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130041726814307" text:continue-numbering="true" text:style-name="WWNum1">
        <text:list-item>
          <text:p text:style-name="P19"><text:s/>Take the distance in km</text:p>
        </text:list-item>
      </text:list>
      <text:p text:style-name="Standard"><text:s text:c="4"/><text:tab/>Show that in cm, meters, in milli meters, cents, feets</text:p>
      <text:list xml:id="list130043504949713" text:continue-numbering="true" text:style-name="WWNum1">
        <text:list-item>
          <text:p text:style-name="P19">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weight=10.343856783</text:p>
      <text:p text:style-name="Standard"><text:soft-page-break/>By using above inputs print the output</text:p>
      <text:p text:style-name="Standard">Name:Jayaram, Age:1.6, Height:3.54, Weight:10.344</text:p>
      <text:p text:style-name="Standard">Note: Use format specifiers(%s, %d, %f)</text:p>
      <text:p text:style-name="Standard">10. Take three <text:span text:style-name="T4">upper</text:span> case letters from the user convert in to <text:span text:style-name="T4">small </text:span>case.</text:p>
      <text:p text:style-name="Standard"/>
      <text:h text:style-name="Heading_20_1" text:outline-level="1">Conditional statements</text:h>
      <text:p text:style-name="P3">7. Take the input from the user for(Total number of people, total number of buses, Number of seats for bus, adjust factor). Based on four inputs</text:p>
      <text:p text:style-name="P1">Decide whether there is sufficient buses or not and give solution for how many extra buses required.</text:p>
      <text:list xml:id="list130043183539146" text:continue-numbering="true" text:style-name="WWNum1">
        <text:list-item>
          <text:p text:style-name="P19"><text:s/>Take number from the user decide whether it is even or odd.</text:p>
        </text:list-item>
        <text:list-item>
          <text:p text:style-name="P19">take number from the user decide whether it is positive number or negative number</text:p>
        </text:list-item>
        <text:list-item>
          <text:p text:style-name="P19">take a string from the user print the length. if the user not given anything then show an error message</text:p>
        </text:list-item>
        <text:list-item>
          <text:p text:style-name="P19">code to perform mathematical operations. take two numbers from the user: 1. add, 2. sub, 3. mul, 4.div, 5.quit</text:p>
        </text:list-item>
        <text:list-item>
          <text:p text:style-name="P19">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130043540304120" text:continue-numbering="true" text:style-name="WWNum1">
        <text:list-item>
          <text:p text:style-name="P19"><text:s/>write a program to chcek given substring is there in actual string or not? </text:p>
        </text:list-item>
      </text:list>
      <text:p text:style-name="P6">example: act="python is a pure object oriented programing language"</text:p>
      <text:p text:style-name="P6">check whether “pure” is there in act or not. </text:p>
      <text:p text:style-name="P6">Note: Use in operator </text:p>
      <text:list xml:id="list130042155116393" text:continue-numbering="true" text:style-name="WWNum1">
        <text:list-item>
          <text:p text:style-name="P19">Take three numbers from the user and decide which is big</text:p>
        </text:list-item>
        <text:list-item>
          <text:p text:style-name="P19"><text:s/>Take age and gender from the user and decide whether he is eligible for marriage in India or not. </text:p>
        </text:list-item>
      </text:list>
      <text:p text:style-name="P6">Age criteria: men age&gt;22, women&gt;18</text:p>
      <text:list xml:id="list130043029375840" text:continue-numbering="true" text:style-name="WWNum1">
        <text:list-item>
          <text:p text:style-name="P19">Take an age <text:s/>and gender from the user: and mention that what he/she can do in india.</text:p>
        </text:list-item>
      </text:list>
      <text:p text:style-name="P2">"""</text:p>
      <text:list xml:id="list130042758879036" text:continue-numbering="true" text:style-name="WWNum1">
        <text:list-item>
          <text:p text:style-name="P16"><text:soft-page-break/>conditions</text:p>
        </text:list-item>
      </text:list>
      <text:p text:style-name="P5">1. Theatre: 5 for men 7 for women</text:p>
      <text:p text:style-name="P2"><text:s text:c="4"/><text:tab/>2. Voting system: 18 for men and women</text:p>
      <text:p text:style-name="P2"><text:s text:c="4"/><text:tab/>3. Marriage in india: 23 for men and for women &gt;21</text:p>
      <text:p text:style-name="P2"><text:s text:c="4"/><text:tab/>4. For govt jobs: (min:18, max:32) <text:s/>for men and (min:18, max:34) for women</text:p>
      <text:p text:style-name="P2"><text:s text:c="3"/><text:tab/> 5. For driving licence: (min:18, max:60) for men and women</text:p>
      <text:p text:style-name="P2">Eligibility:</text:p>
      <text:p text:style-name="P2"><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2"><text:s text:c="3"/><text:tab/> </text:p>
      <text:list xml:id="list130043282455951" text:continue-numbering="true" text:style-name="WWNum1">
        <text:list-item>
          <text:p text:style-name="P16">operating systems:</text:p>
        </text:list-item>
      </text:list>
      <text:p text:style-name="P2"><text:tab/>1.windows</text:p>
      <text:p text:style-name="P2"><text:tab/>2.android</text:p>
      <text:p text:style-name="P2"><text:tab/>3.mac</text:p>
      <text:p text:style-name="P2">Enter an option:</text:p>
      <text:p text:style-name="P2"/>
      <text:p text:style-name="P2"><text:soft-page-break/>If the user enters 1 then show "Goto first floor and buy windows laptop or mobile"</text:p>
      <text:p text:style-name="P2">If the user enters 2 then show "Goto second floor and buy adroid mobiles"</text:p>
      <text:p text:style-name="P2">If the user enters 3 then show "Goto third floor and buy mac laptop or iphones"</text:p>
      <text:p text:style-name="P2">If the user enters other than 1 or 2 or 3 then show "There is only three floors, please select 1 or 2 or 3"</text:p>
      <text:list xml:id="list130043796671885" text:continue-numbering="true" text:style-name="WWNum1">
        <text:list-item>
          <text:p text:style-name="P25">Given an age, figure out whether someone's a baby, toddler, child, teenager, adult or old codger.</text:p>
        </text:list-item>
        <text:list-item>
          <text:p text:style-name="P25">Take two number a,b from the user and check whether a is divisible by b or not</text:p>
        </text:list-item>
      </text:list>
      <text:h text:style-name="Heading_20_1" text:outline-level="1">looping statements</text:h>
      <text:p text:style-name="Standard"/>
      <text:list xml:id="list130043858629038" text:continue-numbering="true" text:style-name="WWNum1">
        <text:list-item>
          <text:p text:style-name="P19">take a number from the user and check whether it is prime?</text:p>
        </text:list-item>
        <text:list-item>
          <text:p text:style-name="P19">take a string from the user and check contains only digits or not?</text:p>
        </text:list-item>
        <text:list-item>
          <text:p text:style-name="P19">take a string from the user and check contains only <text:s/>alphabets or not?</text:p>
        </text:list-item>
        <text:list-item>
          <text:p text:style-name="P19">take a string from the user and check contains only <text:s/>special chars or not?</text:p>
        </text:list-item>
        <text:list-item>
          <text:p text:style-name="P19">take a string from the user and check contains only <text:s/>capital letters or not?</text:p>
        </text:list-item>
        <text:list-item>
          <text:p text:style-name="P19">take a string from the user and check contains only <text:s/>small letters or not?</text:p>
        </text:list-item>
        <text:list-item>
          <text:p text:style-name="P19"><text:s/>WAP to replace last n occurrence.</text:p>
        </text:list-item>
        <text:list-item>
          <text:p text:style-name="P19">WAP to check given string contains numbers or not. it should consider float numbers also.</text:p>
        </text:list-item>
        <text:list-item>
          <text:p text:style-name="P19">Convert the total string in to lower case. Without using lower() function.</text:p>
        </text:list-item>
        <text:list-item>
          <text:p text:style-name="P19">Convert the total string in to upper case. Without using upper() function.</text:p>
        </text:list-item>
        <text:list-item>
          <text:p text:style-name="P19">Show the below menu to the user until and until user select quit and display corresponding os message</text:p>
        </text:list-item>
      </text:list>
      <text:p text:style-name="Standard"/>
      <text:p text:style-name="P9">'''</text:p>
      <text:p text:style-name="P10">Menu:</text:p>
      <text:p text:style-name="P10">1. windows</text:p>
      <text:p text:style-name="P10">2. Linux</text:p>
      <text:p text:style-name="P10">3. Mac</text:p>
      <text:p text:style-name="P10">4. quit</text:p>
      <text:p text:style-name="P10">'''</text:p>
      <text:list xml:id="list130043469536401" text:continue-numbering="true" text:style-name="WWNum1">
        <text:list-item>
          <text:p text:style-name="P19"><text:soft-page-break/>take a string from the user and check contains at least one digit or not?</text:p>
        </text:list-item>
        <text:list-item>
          <text:p text:style-name="P19">19. take a string from the user and check contains at least one alphabets or not?</text:p>
        </text:list-item>
        <text:list-item>
          <text:p text:style-name="P19">20. take a string from the user and check contains at least one chars or not?</text:p>
        </text:list-item>
        <text:list-item>
          <text:p text:style-name="P19">21. take a string from the user and check contains at least one capital letter or not?</text:p>
        </text:list-item>
        <text:list-item>
          <text:p text:style-name="P19">22. take a string from the user and check contains at least one small letter or not?</text:p>
        </text:list-item>
        <text:list-item>
          <text:p text:style-name="P19">Print the first 100 odd numbers</text:p>
        </text:list-item>
        <text:list-item>
          <text:p text:style-name="P19">Determine the factors of a number entered <text:s/>by the user</text:p>
        </text:list-item>
        <text:list-item>
          <text:p text:style-name="P19">Play a number guessing game (User enters a guess, you print YES or Higher or Lower). This should continue until and until user gives a correct number or want to quit in the middle.</text:p>
        </text:list-item>
        <text:list-item>
          <text:p text:style-name="P19"><text:s/>Take two numbers from the user a,b check whether a is divisible by b or not?</text:p>
        </text:list-item>
        <text:list-item>
          <text:p text:style-name="P19"><text:s/>Find the sum of all the multiples of 3 or 5 below 1000</text:p>
        </text:list-item>
      </text:list>
      <text:p text:style-name="Standard"/>
      <text:list xml:id="list130043180649574" text:continue-numbering="true" text:style-name="WWNum1">
        <text:list-item>
          <text:p text:style-name="P19">Write a program to find out big of two numbers</text:p>
        </text:list-item>
        <text:list-item>
          <text:p text:style-name="P19">Write a program to find out biggest number in the given numbers.</text:p>
        </text:list-item>
        <text:list-item>
          <text:p text:style-name="P19">find out third occurrence of given substring</text:p>
        </text:list-item>
        <text:list-item>
          <text:p text:style-name="P19">find out nth occurrence of given substring</text:p>
        </text:list-item>
        <text:list-item>
          <text:p text:style-name="P19"><text:s/>Take some single digit numbers from the user and findout min, maximum, sum, average</text:p>
        </text:list-item>
        <text:list-item>
          <text:p text:style-name="P19">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130041921105263" text:continue-numbering="true" text:style-name="WWNum1">
        <text:list-item>
          <text:p text:style-name="P19">names <text:s/>="emp1,emp2,emp3,emp4" iterate through the employee names.</text:p>
        </text:list-item>
        <text:list-item>
          <text:p text:style-name="P19">Take actual string, source string, destination string. replce first nth occurrences of source string with destination string of actual string.</text:p>
        </text:list-item>
        <text:list-item>
          <text:p text:style-name="P19"><text:s/>Take a two numbers from the user and do below menu driven operations</text:p>
        </text:list-item>
      </text:list>
      <text:p text:style-name="P6">1. addition</text:p>
      <text:p text:style-name="P6">2. multiples</text:p>
      <text:p text:style-name="P6">3.division</text:p>
      <text:p text:style-name="P6">4.sqrt</text:p>
      <text:p text:style-name="P6">5. pow <text:s text:c="3"/>a**b</text:p>
      <text:p text:style-name="P6">6.subtraction</text:p>
      <text:p text:style-name="P6">After selection do the corresponding operation.</text:p>
      <text:p text:style-name="P6">Note: user may give int, or float numbers. You should check whether it is proper digits or not. I.e the user given string should be in the position to convert to float. Other wise show the “inproper string given” Error.</text:p>
      <text:p text:style-name="Standard"/>
      <text:p text:style-name="Standard"><text:soft-page-break/></text:p>
      <text:p text:style-name="Standard"/>
      <text:list xml:id="list130041810473619" text:continue-numbering="true" text:style-name="WWNum1">
        <text:list-item>
          <text:p text:style-name="P19"><text:s/>Take numbers from the user and find out min, maximum, sum, average</text:p>
        </text:list-item>
        <text:list-item>
          <text:p text:style-name="P19">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19">Take a string from the user and find out how many digits are there, how many special symbols are there, how many small letters are there, how many caps are there.</text:p>
        </text:list-item>
        <text:list-item>
          <text:p text:style-name="P19">Take a char from the user and find out how many number of occurrences are there in given string</text:p>
        </text:list-item>
        <text:list-item>
          <text:p text:style-name="P19">Take a element from the user and find out how many times the <text:s/>element occurred in given list</text:p>
        </text:list-item>
        <text:list-item>
          <text:p text:style-name="P19">Take a element from the user and find out how many number of occurrences are there in given tuple</text:p>
        </text:list-item>
      </text:list>
      <text:p text:style-name="P4">FUNCTIONS:</text:p>
      <text:p text:style-name="P6"><text:span text:style-name="T1"><text:s text:c="4"/></text:span><text:span text:style-name="T2">rewrite above assignments by functions. Can use string functions to solve the string related assignments</text:span></text:p>
      <text:p text:style-name="P7">STRINGS</text:p>
      <text:list xml:id="list130042111363258" text:continue-numbering="true" text:style-name="WWNum1">
        <text:list-item>
          <text:p text:style-name="P19">take a number from the user and check whether it is prime?</text:p>
        </text:list-item>
        <text:list-item>
          <text:p text:style-name="P19">take a string from the user and check contains only digits or not?</text:p>
        </text:list-item>
        <text:list-item>
          <text:p text:style-name="P19">take a string from the user and check contains only <text:s/>alphabets or not?</text:p>
        </text:list-item>
        <text:list-item>
          <text:p text:style-name="P19">take a string from the user and check contains only <text:s/>special chars or not?</text:p>
        </text:list-item>
        <text:list-item>
          <text:p text:style-name="P19">take a string from the user and check contains only <text:s/>capital letters or not?</text:p>
        </text:list-item>
        <text:list-item>
          <text:p text:style-name="P19">take a string from the user and check contains only <text:s/>small letters or not?</text:p>
        </text:list-item>
        <text:list-item>
          <text:p text:style-name="P19"><text:s/>WAP to replace last n occurrence.</text:p>
        </text:list-item>
        <text:list-item>
          <text:p text:style-name="P19">WAP to check given string contains numbers or not. it should consider float numbers also.</text:p>
        </text:list-item>
        <text:list-item>
          <text:p text:style-name="P19">Convert the total string in to lower case.</text:p>
        </text:list-item>
      </text:list>
      <text:p text:style-name="P8">Convert the total string in to upper case.</text:p>
      <text:list xml:id="list130042633750424" text:continue-numbering="true" text:style-name="WWNum1">
        <text:list-item>
          <text:p text:style-name="P21">Convert every word start letter into caps. Some how title not working if it contains numbers and special symbols in the word</text:p>
        </text:list-item>
        <text:list-item>
          <text:p text:style-name="P21"><text:s/>replace last two occurrences of given source string with destination string</text:p>
        </text:list-item>
        <text:list-item>
          <text:p text:style-name="P21"><text:s/>preserve the delimiter after split.</text:p>
        </text:list-item>
        <text:list-item>
          <text:p text:style-name="P17">write a program to chcek given substring is there in actual string or not? (search should be case insensitive)</text:p>
          <text:p text:style-name="P20">example: act="python is a pure object oriented programing language"</text:p>
          <text:p text:style-name="P20">check whether “pure” is there in act or not. </text:p>
          <text:p text:style-name="P22">Note: Use in operator </text:p>
        </text:list-item>
      </text:list>
      <text:p text:style-name="P14"/>
      <text:p text:style-name="P15">DATA STRUCTURES</text:p>
      <text:list xml:id="list130042016045784" text:continue-numbering="true" text:style-name="WWNum1">
        <text:list-item>
          <text:p text:style-name="P19"><text:soft-page-break/>l=[10,20,30,[40,50,60],70,[80,90,20]]. Convert this list as single dimensional list</text:p>
        </text:list-item>
        <text:list-item>
          <text:p text:style-name="P19"><text:s/>input: "Google" print count of each character </text:p>
        </text:list-item>
        <text:list-item>
          <text:p text:style-name="P19">Convert n dimensional list to single dimensional list.</text:p>
        </text:list-item>
        <text:list-item>
          <text:p text:style-name="P19"><text:s/>l=[1,2,3] just make it as a string.</text:p>
        </text:list-item>
        <text:list-item>
          <text:p text:style-name="P19"><text:s/>l=[1,2,3,[4,5,6],7,[8,9,10]] for single dimensional list</text:p>
        </text:list-item>
        <text:list-item>
          <text:p text:style-name="P19"><text:s/>l=['a','A','b','B','d','D','c','C'] WAP to find out case insensitive count and case insensitive search for an element.</text:p>
        </text:list-item>
        <text:list-item>
          <text:p text:style-name="P19"><text:s/>l=['a','A','b','B','d','D','c','C'] <text:s/>sort the list properly</text:p>
        </text:list-item>
        <text:list-item>
          <text:p text:style-name="P19"><text:s/>find the start position of the largest block of repeated characters in a given string</text:p>
        </text:list-item>
        <text:list-item>
          <text:p text:style-name="P19"><text:s/>WAP to find union and intersection of lists.</text:p>
        </text:list-item>
        <text:list-item>
          <text:p text:style-name="P19">input: fun(5) output: [1,2,3,4,3,2,1]</text:p>
        </text:list-item>
        <text:list-item>
          <text:p text:style-name="P19">input fun('abc') output: [[],][a],[b],[c],[a,b],[b,c],[c,a],[a,b,c]]</text:p>
        </text:list-item>
        <text:list-item>
          <text:p text:style-name="P19">Remove duplicates from the list: a=[1,2,3,2,3,4,1,,3,4]</text:p>
        </text:list-item>
        <text:list-item>
          <text:p text:style-name="P19">l=['1','2','3'] get the sum of the list</text:p>
        </text:list-item>
        <text:list-item>
          <text:p text:style-name="P19"><text:s/>l1=[1,2,3,4] l2=[5,6,7,8] sum of two lists</text:p>
        </text:list-item>
        <text:list-item>
          <text:p text:style-name="P19"><text:s/>Find third max value of element in a list with soring and without sorting a list.</text:p>
        </text:list-item>
        <text:list-item>
          <text:p text:style-name="P19">Input = ["1/1","1/2","1/3","1/4","2/5","2/6","2/8"] Output = [['1/1-4'], ['2/5-6'], ['2/8']]</text:p>
        </text:list-item>
        <text:list-item>
          <text:p text:style-name="P19">l=[1,2,3,5,7,8,9,10,11,12,13,20,22,23,24,25,26,27,20,21,22,4] output = [[1, 2, 3], [5], [7, 8, 9, 10, 11, 12, 13], [20], [22, 23, 24, 25, 26, 27], [20, 21, 22], [4]]</text:p>
        </text:list-item>
        <text:list-item>
          <text:p text:style-name="P19"><text:s/>input = 1,2,3,4,5,6,8,10 output = odd,even,odd,even,odd,even,even,even</text:p>
        </text:list-item>
        <text:list-item>
          <text:p text:style-name="P19"><text:s/>input n=3 </text:p>
        </text:list-item>
      </text:list>
      <text:p text:style-name="Standard"><text:s text:c="4"/><text:tab/><text:tab/>output: <text:s text:c="4"/>111</text:p>
      <text:p text:style-name="Standard"><text:s text:c="8"/><text:tab/><text:tab/>101</text:p>
      <text:p text:style-name="Standard"><text:s text:c="8"/><text:tab/><text:tab/>111</text:p>
      <text:list xml:id="list130042547468685" text:continue-numbering="true" text:style-name="WWNum1">
        <text:list-item>
          <text:p text:style-name="P19">input: Google</text:p>
        </text:list-item>
      </text:list>
      <text:p text:style-name="Standard"><text:s text:c="4"/>output: {'g':2,'o':2,'l':1,'e':1} use dictionary comprehension</text:p>
      <text:list xml:id="list130042714216999" text:continue-numbering="true" text:style-name="WWNum1">
        <text:list-item>
          <text:p text:style-name="P19"><text:s/>keys=['k1','k2'], values = ['v1','v2'] form a dictionary.</text:p>
        </text:list-item>
        <text:list-item>
          <text:p text:style-name="P19"><text:s/>Sort the list marks = [("mohan", 80), ("satish", 90), ("purnesh", 40), ("venkat", 30)] according to descending order of marks</text:p>
        </text:list-item>
      </text:list>
      <text:p text:style-name="Standard"/>
      <text:p text:style-name="Standard"/>
      <text:list xml:id="list130043591746328" text:continue-numbering="true" text:style-name="WWNum1">
        <text:list-item>
          <text:p text:style-name="P19">write a function to get dynamic list for floating numbers also based on strat and end and step parameters</text:p>
        </text:list-item>
        <text:list-item>
          <text:p text:style-name="P19"><text:s/>find out all perfect numbers in given range</text:p>
        </text:list-item>
        <text:list-item>
          <text:p text:style-name="P19"><text:s/>WAP to do all stack operations using lists</text:p>
        </text:list-item>
        <text:list-item>
          <text:p text:style-name="P19">WAP to do all queue operations using lists</text:p>
        </text:list-item>
        <text:list-item>
          <text:p text:style-name="P19">WAP to remove n occurrences of specified element from a list</text:p>
        </text:list-item>
        <text:list-item>
          <text:p text:style-name="P19"><text:soft-page-break/>compare two lists ignore order. i.e return True l1=[1,2,3,4],l2=[4,2,3,1], fun(l1,l2)-&gt; True</text:p>
        </text:list-item>
        <text:list-item>
          <text:p text:style-name="P19">XOR operation in python.</text:p>
        </text:list-item>
        <text:list-item>
          <text:p text:style-name="P19">how to remove all occurrences of the given element in a list</text:p>
        </text:list-item>
        <text:list-item>
          <text:p text:style-name="P19">how to remove first n occurrences of the given element in a list</text:p>
        </text:list-item>
        <text:list-item>
          <text:p text:style-name="P19">how to remove last n occurrences of the given element in a list</text:p>
        </text:list-item>
        <text:list-item>
          <text:p text:style-name="P19">how to remove nth occurrences of the given element in a list</text:p>
        </text:list-item>
        <text:list-item>
          <text:p text:style-name="P19">WAP to generate list of floats i.e: fun(0,1,0.1), [0,0.1,0.2,0.3,0.4,0.5,0.6,0.7,0.8,0.9]</text:p>
        </text:list-item>
        <text:list-item>
          <text:p text:style-name="P19"><text:s/>WAP to remove all occurrences of given substring from actual string</text:p>
        </text:list-item>
        <text:list-item>
          <text:p text:style-name="P19">WAP to remove first n occurrences of given substring from actual string</text:p>
        </text:list-item>
        <text:list-item>
          <text:p text:style-name="P19">WAP to remove last n occurrences of given substring from actual string</text:p>
        </text:list-item>
        <text:list-item>
          <text:p text:style-name="P19"><text:s/>WAP to replace last n occurrences of given substring with destination string in actual string</text:p>
        </text:list-item>
        <text:list-item>
          <text:p text:style-name="P19">WAP to sort the string.</text:p>
        </text:list-item>
        <text:list-item>
          <text:p text:style-name="P19">take a coma separated numbers and find out max number.</text:p>
        </text:list-item>
        <text:list-item>
          <text:p text:style-name="P19">Read a json file. Try to get the information from the file</text:p>
        </text:list-item>
        <text:list-item>
          <text:p text:style-name="P19">Read a yaml file. Try to get the information from the file</text:p>
        </text:list-item>
        <text:list-item>
          <text:p text:style-name="P19">Read any image data using Opencv</text:p>
        </text:list-item>
        <text:list-item>
          <text:p text:style-name="P19">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130042756198176" text:continue-numbering="true" text:style-name="WWNum1">
        <text:list-item>
          <text:p text:style-name="P19"><text:s/>case insensitive count# l.count("C")-&gt;1</text:p>
        </text:list-item>
        <text:list-item>
          <text:p text:style-name="P19">like count l.own_count("c")-&gt;2 with case insensitive</text:p>
        </text:list-item>
      </text:list>
      <text:p text:style-name="P6"/>
      <text:p text:style-name="P3">STRINGS</text:p>
      <text:list xml:id="list130042997864852" text:continue-numbering="true" text:style-name="WWNum1">
        <text:list-item>
          <text:p text:style-name="P25">Take two inputs from the user: <text:s/>your program should check for below scenarios.</text:p>
        </text:list-item>
      </text:list>
      <text:p text:style-name="P3"/>
      <text:p text:style-name="P6">10,20: 30</text:p>
      <text:p text:style-name="P6">12.34,45.67: 58.01</text:p>
      <text:p text:style-name="P6">+12,-12: 0</text:p>
      <text:p text:style-name="P6">qwe,23we: Enter digits or float values only</text:p>
      <text:h text:style-name="Heading_20_1" text:outline-level="1">FILES</text:h>
      <text:list xml:id="list130042645047745" text:continue-numbering="true" text:style-name="WWNum1">
        <text:list-item>
          <text:p text:style-name="P19">copy 1 file content in to another file(Take the source and destination file path from the user)</text:p>
        </text:list-item>
        <text:list-item>
          <text:p text:style-name="P19">Show the below menu to the user:</text:p>
        </text:list-item>
      </text:list>
      <text:list xml:id="list5017771424154717956" text:style-name="WWNum2">
        <text:list-item>
          <text:p text:style-name="P26">Add a row</text:p>
        </text:list-item>
      </text:list>
      <text:p text:style-name="Standard"><text:s text:c="5"/><text:tab/><text:tab/>2. modify a row</text:p>
      <text:p text:style-name="Standard"><text:s text:c="5"/><text:tab/><text:tab/>3. delete a row</text:p>
      <text:p text:style-name="P5"><text:soft-page-break/>Go with one unique field in the file. And maintain that unique constraint in all file modifiction operations</text:p>
      <text:p text:style-name="Standard"><text:s text:c="5"/><text:tab/><text:tab/>Use .CSV file for this program</text:p>
      <text:p text:style-name="Standard"/>
      <text:list xml:id="list130042236926306" text:continue-list="list130042645047745" text:style-name="WWNum1">
        <text:list-item>
          <text:p text:style-name="P19">number of lines, words, characters</text:p>
        </text:list-item>
        <text:list-item>
          <text:p text:style-name="P19"><text:s/>convert .txt file in .json</text:p>
        </text:list-item>
        <text:list-item>
          <text:p text:style-name="P19">Take three columns disease, symptoms, advice in a file and fill the details</text:p>
        </text:list-item>
      </text:list>
      <text:p text:style-name="P11">Ask the user to enter symptoms. Based on this symptoms Suggest the user to what disease it may be and few advices.</text:p>
      <text:list xml:id="list130043143287578" text:continue-numbering="true" text:style-name="WWNum1">
        <text:list-item>
          <text:p text:style-name="P19">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130042978192778" text:continue-numbering="true" text:style-name="WWNum1">
        <text:list-item>
          <text:p text:style-name="P19">read the file which contains the size greater than your ram size</text:p>
        </text:list-item>
        <text:list-item>
          <text:p text:style-name="P19"><text:s/>Read ten gb movie</text:p>
        </text:list-item>
        <text:list-item>
          <text:p text:style-name="P19"><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130042169756861" text:continue-numbering="true" text:style-name="WWNum1">
        <text:list-item>
          <text:p text:style-name="P19">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 text:c="5"/><text:tab/><text:tab/>1.if the source file not there. Should ask the user to enter new source file or want to quit a program</text:p>
      <text:p text:style-name="Standard"><text:soft-page-break/><text:s text:c="5"/><text:tab/><text:tab/>2.if the destination file already there in the specified path. Should warn the user want to proceed or want to enter new destination file name or want to quit</text:p>
      <text:p text:style-name="Standard"/>
      <text:list xml:id="list130042543646587" text:continue-numbering="true" text:style-name="WWNum1">
        <text:list-item>
          <text:p text:style-name="P19"><text:s/>Bulk file copy. </text:p>
        </text:list-item>
      </text:list>
      <text:p text:style-name="Standard"><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text:span text:style-name="T3">115,118,119,122 should complete with the database also</text:span></text:p>
      <text:h text:style-name="Heading_20_1" text:outline-level="1"><text:s text:c="5"/>OOPS</text:h>
      <text:p text:style-name="Standard"><text:s text:c="5"/></text:p>
      <text:list xml:id="list130043551603883" text:continue-numbering="true" text:style-name="WWNum1">
        <text:list-item>
          <text:p text:style-name="P19"><text:s/>Write a class(DB) program to create a table, insert values, update values, delete values of the table. </text:p>
        </text:list-item>
      </text:list>
      <text:p text:style-name="P9">All database operations code write in a file(db_operations.py) and call these operations in another file( app.py).</text:p>
      <text:p text:style-name="P9">In app.py create instance of the DB class and call all the methods by passing some data.</text:p>
      <text:p text:style-name="P9">Note: if you don’t have knowledge on db operations then write for file operations.</text:p>
      <text:p text:style-name="Standard"/>
      <text:list xml:id="list130042339897808" text:continue-numbering="true" text:style-name="WWNum1">
        <text:list-item>
          <text:p text:style-name="P19"><text:s/>write a program to do registration.</text:p>
        </text:list-item>
      </text:list>
      <text:p text:style-name="Standard"><text:s text:c="5"/><text:tab/><text:tab/>Write a methods in a class DB to open database connection and insert details in to database table. </text:p>
      <text:p text:style-name="P10">Write a Model parent class and implement a create method. Call a database insert method into the create <text:s/>method. Write child class person for Model and override method create method and call the parent(Model) class create method in the child(person) </text:p>
      <text:p text:style-name="P9"><text:soft-page-break/>create an instance of person class and call the create method.</text:p>
      <text:p text:style-name="Standard"/>
      <text:list xml:id="list130043130493345" text:continue-numbering="true" text:style-name="WWNum1">
        <text:list-item>
          <text:p text:style-name="P19"><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130041762572787" text:continue-numbering="true" text:style-name="WWNum1">
        <text:list-item>
          <text:p text:style-name="P19">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130042642018783" text:continue-numbering="true" text:style-name="WWNum1">
        <text:list-item>
          <text:p text:style-name="P19">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130042830108157" text:continue-numbering="true" text:style-name="WWNum1">
        <text:list-item>
          <text:p text:style-name="P19"><text:s/>implement class method and instance method and static method in a class with an example. Create a instance and call all the methods. Write down what is class method and instance method and static method.</text:p>
        </text:list-item>
      </text:list>
      <text:p text:style-name="Standard"/>
      <text:list xml:id="list130042248622816" text:continue-numbering="true" text:style-name="WWNum1">
        <text:list-item>
          <text:p text:style-name="P19">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RANDOM ASSIGNMENTS</text:h>
      <text:list xml:id="list130043208803797" text:continue-numbering="true" text:style-name="WWNum1">
        <text:list-item>
          <text:p text:style-name="P19"><text:s/>Remove duplicates elements of the list withoud using built in keywords and temporary list.</text:p>
        </text:list-item>
      </text:list>
      <text:list xml:id="list6750518362615210863" text:style-name="WWNum3">
        <text:list-item>
          <text:p text:style-name="P23">.78. WAP to replace perticular number of substings with a given destination string</text:p>
        </text:list-item>
        <text:list-item>
          <text:p text:style-name="P23"><text:soft-page-break/>.WAP top remove substring form the given string without using replace function</text:p>
        </text:list-item>
        <text:list-item>
          <text:p text:style-name="P23">.WAP to remove perticular element from a given list for all occurancers</text:p>
        </text:list-item>
        <text:list-item>
          <text:p text:style-name="P23">. take two lists keys, values and form a dictionary</text:p>
        </text:list-item>
        <text:list-item>
          <text:p text:style-name="P23">. delete more than one key value pair at a time.</text:p>
        </text:list-item>
        <text:list-item>
          <text:p text:style-name="P23">.s="python program" <text:s/>output: python marporp.</text:p>
        </text:list-item>
        <text:list-item>
          <text:p text:style-name="P23">.Use any api service using requests module and parse the data</text:p>
        </text:list-item>
        <text:list-item>
          <text:p text:style-name="P23">.Write a serivces to provide the data there in the database to the clients</text:p>
        </text:list-item>
        <text:list-item>
          <text:p text:style-name="P23">.Write a services to create, delete and modify the data which is there in the database.</text:p>
        </text:list-item>
        <text:list-item>
          <text:p text:style-name="P23">Write a own_split(data=data,delimeter='\n',keepdelimeter=False) method to keep the delimeter while splitting the data, if the developer pass keepdelimeter=True</text:p>
        </text:list-item>
        <text:list-item>
          <text:p text:style-name="P23">persons=[{'id':1,'name':"name1"},{'id':2,'name':'namme2'}]. write the pesons info in to file and read and iterate through the data</text:p>
        </text:list-item>
      </text:list>
      <text:p text:style-name="Standard"/>
      <text:list xml:id="list130042819599933" text:continue-numbering="true" text:style-name="WWNum3">
        <text:list-item>
          <text:p text:style-name="P23">Get the information from the system for every minute and show the freespace and used space in the RAM. and performance of the CPU.</text:p>
        </text:list-item>
      </text:list>
      <text:p text:style-name="Standard"/>
      <text:list xml:id="list130041919914609" text:continue-numbering="true" text:style-name="WWNum3">
        <text:list-item>
          <text:p text:style-name="P23">"[{'id': 1, 'name': 'name1'}, {'id': 2, 'name': 'name2'}]" the data is in the form of string. Conver this in to list of dictionaries</text:p>
        </text:list-item>
        <text:list-item>
          <text:p text:style-name="P23"><text:s/>Find the ram and cpu performance for every hour and draw a consolidated bar graph for every day.</text:p>
        </text:list-item>
        <text:list-item>
          <text:p text:style-name="P23"><text:s/>Take the data set of sutdents with total marks and add the rank,result, grade columns.</text:p>
        </text:list-item>
        <text:list-item>
          <text:p text:style-name="P23"><text:s/>Create customer table in any DBMS (sqlite3/mysql/postgres/oracle). write service and request program: request: sends the client id, service: based on client id the service need to send the client information.</text:p>
        </text:list-item>
        <text:list-item>
          <text:p text:style-name="P23">Given number is perfect number</text:p>
        </text:list-item>
        <text:list-item>
          <text:p text:style-name="P23">print first 100 prime numbers</text:p>
        </text:list-item>
        <text:list-item>
          <text:p text:style-name="P23">What is the biggest prime number in the given range</text:p>
        </text:list-item>
        <text:list-item>
          <text:p text:style-name="P23">check whether given number is armstrong number or not</text:p>
        </text:list-item>
        <text:list-item>
          <text:p text:style-name="P23">Find bigest armstrong number in a given range</text:p>
        </text:list-item>
        <text:list-item>
          <text:p text:style-name="P23">print first ten armstrong numbers</text:p>
        </text:list-item>
        <text:list-item>
          <text:p text:style-name="P23">WAP to reverse each word in the given sentence.</text:p>
        </text:list-item>
        <text:list-item>
          <text:p text:style-name="P23">WAP to find the duplicated words in the given sentence.</text:p>
        </text:list-item>
        <text:list-item>
          <text:p text:style-name="P23">How to check if two Strings are anagrams of each other?</text:p>
        </text:list-item>
      </text:list>
      <text:p text:style-name="Standard"><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3890970715223296033" text:style-name="WWNum4">
        <text:list-item>
          <text:p text:style-name="P24"><text:soft-page-break/>How to program to print first non repeated character from String?</text:p>
        </text:list-item>
      </text:list>
      <text:p text:style-name="Standard"><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130042446589929" text:continue-numbering="true" text:style-name="WWNum4">
        <text:list-item>
          <text:p text:style-name="P24">How to find all permutations of String? </text:p>
        </text:list-item>
      </text:list>
      <text:p text:style-name="Standard"><text:s text:c="6"/>for example, the if input is "xyz" then it should print "xyz", "yzx", "zxy", "xzy", "yxz", "zyx".</text:p>
      <text:p text:style-name="Standard"/>
      <text:list xml:id="list130042555938617" text:continue-numbering="true" text:style-name="WWNum4">
        <text:list-item>
          <text:p text:style-name="P24">How to check if String is Palindrome?</text:p>
        </text:list-item>
      </text:list>
      <text:p text:style-name="Standard"><text:s text:c="4"/>For example, if the input is "radar", the output should be true, if input is "madam" output will be true, and if input <text:s text:c="8"/>is "python" output should be false.</text:p>
      <text:list xml:id="list130043700118252" text:continue-numbering="true" text:style-name="WWNum4">
        <text:list-item>
          <text:p text:style-name="P24"><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130043247886339" text:continue-numbering="true" text:style-name="WWNum4">
        <text:list-item>
          <text:p text:style-name="P24">How <text:s/>to return highest occurred character in a String?</text:p>
        </text:list-item>
      </text:list>
      <text:p text:style-name="Standard"/>
      <text:p text:style-name="Standard"><text:s text:c="4"/>For example if input is "aaaaaaaaaaaaaaaaabbbbcddddeeeeee" it should return "a".</text:p>
      <text:list xml:id="list130042753138351" text:continue-numbering="true" text:style-name="WWNum4">
        <text:list-item>
          <text:p text:style-name="P24">How to sort String?</text:p>
        </text:list-item>
        <text:list-item>
          <text:p text:style-name="P24">Reverse this string 1+2*3-20. Note: 20 must be retained as is.</text:p>
        </text:list-item>
      </text:list>
      <text:p text:style-name="Standard"><text:s text:c="3"/><text:tab/> Expected output: 20-3*2+1</text:p>
      <text:list xml:id="list130042594731038" text:continue-numbering="true" text:style-name="WWNum4">
        <text:list-item>
          <text:p text:style-name="P24"><text:s/>Perform letft and right shift on strings.</text:p>
        </text:list-item>
        <text:list-item>
          <text:p text:style-name="P24"><text:s text:c="2"/>Reverse the words in string eg. 'The Sky is Blue'. </text:p>
        </text:list-item>
      </text:list>
      <text:p text:style-name="Standard"><text:s text:c="4"/>then print 'Blue is Sky The'.</text:p>
      <text:h text:style-name="Heading_20_1" text:outline-level="1"><text:soft-page-break/>Socket</text:h>
      <text:list xml:id="list130041954273311" text:continue-numbering="true" text:style-name="WWNum4">
        <text:list-item>
          <text:p text:style-name="P24"><text:s/>WAP client/server program</text:p>
        </text:list-item>
      </text:list>
      <text:p text:style-name="Standard"><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 text:c="5"/>NOTE:</text:p>
      <text:p text:style-name="P12"><text:s text:c="4"/>need to use logging and exception, modular approach, functions</text:p>
      <text:p text:style-name="P13">MODULES:</text:p>
      <text:p text:style-name="P12">write four files: main.py(All processing, and menus), </text:p>
      <text:p text:style-name="P12"><text:tab/><text:tab/>sales.py(create_customer, create_sales_order), </text:p>
      <text:p text:style-name="P12"><text:tab/><text:tab/>pur.py(create_supplier, create_pur_order), </text:p>
      <text:p text:style-name="P12"><text:tab/><text:tab/>product.py(create_product, update_product, delete_product)</text:p>
      <text:p text:style-name="P12">Show menu to user:</text:p>
      <text:p text:style-name="P12"><text:tab/>1.sales</text:p>
      <text:p text:style-name="P12"><text:tab/>2.pur</text:p>
      <text:p text:style-name="P12"><text:tab/>3.product</text:p>
      <text:p text:style-name="P12">Enter an option:</text:p>
      <text:p text:style-name="P12"><text:tab/>If the user enters 1 then show the below menu:</text:p>
      <text:p text:style-name="P12"><text:tab/><text:tab/>sales menu:</text:p>
      <text:p text:style-name="P12"><text:tab/><text:tab/><text:tab/>a.create customer</text:p>
      <text:p text:style-name="P12"><text:tab/><text:tab/><text:tab/>b.create sales order</text:p>
      <text:p text:style-name="P12"><text:tab/><text:tab/>Enter an option: </text:p>
      <text:p text:style-name="P12"><text:tab/><text:tab/><text:tab/>if the user enters a → call create_customer function in main.py</text:p>
      <text:p text:style-name="P12"><text:soft-page-break/><text:tab/><text:tab/><text:tab/>if the user enters b → call create_sales order function in main.py</text:p>
      <text:p text:style-name="P12">If the user enters 2 then show the below menu:</text:p>
      <text:p text:style-name="P12"><text:tab/><text:tab/>purchase menu:</text:p>
      <text:p text:style-name="P12"><text:tab/><text:tab/><text:tab/>a. create supplier</text:p>
      <text:p text:style-name="P12"><text:tab/><text:tab/><text:tab/>b. create purchase order</text:p>
      <text:p text:style-name="P12"><text:tab/><text:tab/>Enter an option: </text:p>
      <text:p text:style-name="P12"><text:tab/><text:tab/><text:tab/>if the user enters a → call create_supplier function in main.py</text:p>
      <text:p text:style-name="P12"><text:tab/><text:tab/><text:tab/>if the user enters b → call create_pur_order order function in <text:tab/><text:tab/><text:tab/>main.py</text:p>
      <text:p text:style-name="P12">If the user enters 3 then show the below menu:</text:p>
      <text:p text:style-name="P12"><text:tab/><text:tab/>product menu:</text:p>
      <text:p text:style-name="P12"><text:tab/><text:tab/><text:tab/>a. create product</text:p>
      <text:p text:style-name="P12"><text:tab/><text:tab/><text:tab/>b. update product</text:p>
      <text:p text:style-name="P12"><text:tab/><text:tab/><text:tab/>c. delete product</text:p>
      <text:p text:style-name="P12"/>
      <text:p text:style-name="P12"><text:tab/><text:tab/>Enter an option: </text:p>
      <text:p text:style-name="P12"><text:tab/><text:tab/><text:tab/>if the user enters a → call create_product function in main.py</text:p>
      <text:p text:style-name="P12"><text:tab/><text:tab/><text:tab/>if the user enters b → call update_product function in <text:tab/><text:tab/><text:tab/><text:tab/><text:tab/>main.py</text:p>
      <text:p text:style-name="P12"><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09-30T12:51:18.514459032</dc:date>
    <meta:editing-cycles>65</meta:editing-cycles>
    <meta:editing-duration>P20DT1H7M52S</meta:editing-duration>
    <meta:generator>LibreOffice/5.2.2.2$Linux_X86_64 LibreOffice_project/20m0$Build-2</meta:generator>
    <meta:document-statistic meta:table-count="0" meta:image-count="0" meta:object-count="0" meta:page-count="15" meta:paragraph-count="364" meta:word-count="3695" meta:character-count="22184" meta:non-whitespace-character-count="183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